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bc5ae"/>
    </style:style>
    <style:style style:name="P2" style:family="paragraph" style:parent-style-name="Standard">
      <style:text-properties fo:font-weight="bold" officeooo:rsid="001bc5ae" officeooo:paragraph-rsid="001bc5ae" style:font-weight-asian="bold" style:font-weight-complex="bold"/>
    </style:style>
    <style:style style:name="P3" style:family="paragraph" style:parent-style-name="Standard">
      <style:text-properties officeooo:paragraph-rsid="001cf7a8"/>
    </style:style>
    <style:style style:name="T1" style:family="text">
      <style:text-properties fo:font-weight="bold" style:font-weight-asian="bold" style:font-weight-complex="bold"/>
    </style:style>
    <style:style style:name="T2" style:family="text">
      <style:text-properties fo:font-weight="normal" officeooo:rsid="001bc5ae" style:font-weight-asian="normal" style:font-weight-complex="normal"/>
    </style:style>
    <style:style style:name="T3" style:family="text">
      <style:text-properties fo:font-weight="normal" officeooo:rsid="001cf7a8"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he k-means algorithm takes the input data set D and parameter k, and then divides a data set D of n objects into k groups. This partition depends upon the similarity measure so that the resulting intra cluster similarity is high but the inter cluster similarity is low. Cluster similarity is measured regarding the mean value of the objects in a cluster, which can be showed as the cluster’s mean. The k-means procedure works as follows. </text:p>
      <text:p text:style-name="P3">First, it randomly chooses k of the objects, each of which initially defined as a cluster mean or center. </text:p>
      <text:p text:style-name="P3">For each of the remaining objects, an object is moved to the cluster to which it is the most similar, based on the similarity measure which is the distance between the item and the cluster average. </text:p>
      <text:p text:style-name="P3">It then calculates the new mean for each cluster. This process repeats until no change in the mean values in the clusters.</text:p>
      <text:p text:style-name="P1"/>
      <text:p text:style-name="P1"><text:span text:style-name="T1">Algorithm: k-means</text:span> </text:p>
      <text:p text:style-name="P1">Input: E = {e1, e2,..., en} (set of objects to be clustered) </text:p>
      <text:p text:style-name="P1">k (number of clusters) </text:p>
      <text:p text:style-name="P1"/>
      <text:p text:style-name="P1"><text:span text:style-name="T1">Output:</text:span> C = {c1, c2,...,ck} (set of cluster centroids) </text:p>
      <text:p text:style-name="P1">L={l(e) | e = 1,2,...,n} (set of cluster labels of E) </text:p>
      <text:p text:style-name="P1"/>
      <text:p text:style-name="P1"><text:span text:style-name="T1">Methods:</text:span> </text:p>
      <text:p text:style-name="P1">1. Randomly choose k points from the data set D as the initial cluster means (centroids);</text:p>
      <text:p text:style-name="P1">2. Assign each object to the group to which is the most closest, based on the means values of the objects in the cluster;</text:p>
      <text:p text:style-name="P1">3. Recalculate the mean value of the objects for each cluster;</text:p>
      <text:p text:style-name="P1">4. Repeat the steps 2 and 3 until no change in the means values for the groups</text:p>
      <text:p text:style-name="P1"/>
      <text:p text:style-name="P2">USING MAPREDUCE FOR KMEANS:</text:p>
      <text:p text:style-name="P1"><text:span text:style-name="T2"/></text:p>
      <text:p text:style-name="P1"><text:span text:style-name="T2">The first step of designing MapReduce code Kmeans algorithm is to express and investigate the</text:span></text:p>
      <text:p text:style-name="P1"><text:span text:style-name="T2">input and output of the implementation. Input is given as &lt;key,value&gt; pair, where “key” is the</text:span></text:p>
      <text:p text:style-name="P1"><text:span text:style-name="T2">cluster mean and “value‟ is the serializable implementation of a vector in the dataset. The</text:span></text:p>
      <text:p text:style-name="P1"><text:span text:style-name="T2">prerequisite to implement Map routine and Reduce routine is to have two files. The first one</text:span></text:p>
      <text:p text:style-name="P1"><text:span text:style-name="T2">should involve clusters with their centroids values and the other one should have objects to be</text:span></text:p>
      <text:p text:style-name="P1"><text:span text:style-name="T2">clustered. Chosen of centroids and the objects to be clustered are arranged in two spillited files</text:span></text:p>
      <text:p text:style-name="P1"><text:span text:style-name="T2">is the initial step to cluster data by K-means algorithm using MapReduce method of Apache</text:span></text:p>
      <text:p text:style-name="P1"><text:span text:style-name="T2">Hadoop. It can be done by following the algorithm to implement MapReduceroutines for Kmeans clustering. </text:span></text:p>
      <text:p text:style-name="P3"><text:span text:style-name="T2">The initial set of centroid is stored in the input directory of HDFS prior to Map routine call and they form the “key‟ field in the &lt;key, value&gt; pair. The instructions required</text:span><text:span text:style-name="T3"> </text:span><text:span text:style-name="T2">to compute the distance between the given data set and cluster centroid fed as a &lt;key, value&gt; pair is coded in the Mapper routine. </text:span></text:p>
      <text:p text:style-name="P3"><text:span text:style-name="T2">The Mapper function calculates the distance between the object value and each of the cluster centroidreferred in the cluster set and jointly keeping track of the cluster to which the given object is closest. Once the computation of distances is complete the object should be assigned to the closest cluster.</text:span></text:p>
      <text:p text:style-name="P3"><text:span text:style-name="T2"/></text:p>
      <text:p text:style-name="P1"><text:span text:style-name="T2">Once Mapper is invoked, the given object is assigned to the cluster that it is nearest related to.</text:span></text:p>
      <text:p text:style-name="P1"><text:span text:style-name="T2">After the assignment of all objects to their associated clusters is done the centroid of each cluster</text:span></text:p>
      <text:p text:style-name="P1"><text:span text:style-name="T2">is recomputed.</text:span></text:p>
      <text:p text:style-name="P1"><text:span text:style-name="T2"/></text:p>
      <text:p text:style-name="P1"><text:span text:style-name="T2"/></text:p>
      <text:p text:style-name="P1"><text:soft-page-break/><text:span text:style-name="T2">The recalculation is done by the Reduce routine and also it restructures the cluster to</text:span></text:p>
      <text:p text:style-name="P1"><text:span text:style-name="T2">avoid generation of clusters with extreme sizes. At the end, once the centroid of the given</text:span></text:p>
      <text:p text:style-name="P1"><text:span text:style-name="T2">cluster is revised, the new set of objects and clusters is re-written to the memory and is ready for</text:span></text:p>
      <text:p text:style-name="P1"><text:span text:style-name="T2">the next ite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5T04:01:23.236816874</meta:creation-date>
    <dc:date>2020-04-15T04:08:40.279018884</dc:date>
    <meta:editing-duration>PT7M17S</meta:editing-duration>
    <meta:editing-cycles>2</meta:editing-cycles>
    <meta:generator>LibreOffice/6.0.7.3$Linux_X86_64 LibreOffice_project/00m0$Build-3</meta:generator>
    <meta:document-statistic meta:table-count="0" meta:image-count="0" meta:object-count="0" meta:page-count="2" meta:paragraph-count="32" meta:word-count="584" meta:character-count="3344" meta:non-whitespace-character-count="2781"/>
  </office:meta>
</office:document-meta>
</file>